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right © 2011 András Varga and OpenSim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7:05:35</meta:creation-date>
    <dc:date>2011-10-10T15:09:24.85</dc:date>
    <meta:editing-duration>PT00H04M14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1" meta:word-count="8" meta:character-count="46"/>
    <dc:creator>Andras Varga</dc:creator>
  </office:meta>
</office:document-meta>
</file>